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004135" officeooo:paragraph-rsid="00004135" style:font-size-asian="12.25pt" style:font-size-complex="14pt"/>
    </style:style>
    <style:style style:name="P2" style:family="paragraph" style:parent-style-name="Standard">
      <style:text-properties fo:font-size="12pt" officeooo:rsid="00004135" officeooo:paragraph-rsid="00004135" style:font-size-asian="10.5pt" style:font-size-complex="12pt"/>
    </style:style>
    <style:style style:name="T1" style:family="text">
      <style:text-properties officeooo:rsid="0000bd92"/>
    </style:style>
    <style:style style:name="T2" style:family="text">
      <style:text-properties officeooo:rsid="000184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aatti</text:p>
      <text:p text:style-name="P1">Eero-Veikko Laine: Johtaminen perinteisissä ja ketterissä ohjelmistoprojekteissa (2014)</text:p>
      <text:p text:style-name="P1"/>
      <text:p text:style-name="P2">Perinteisessä ja ketterässä ohjelmistokehityksessä johtajuuden roolit ovat eri tyyppisiä. Molemmissa johtajilta vaaditaan toki teknistä osaamista ja sosiaalisia kykyjä, mutta johtajuus määrittyy projekteissa niiden kehitysmallien mukaisesti eri tavoin. Perinteisessä projektijohtamisessa, jossa <text:span text:style-name="T1">tarkat etukäteissuunnitelmat ovan tärkeässä roolissa, projektipäällikön tehtävänkuvaan kuuluu mm. Näkemyksen ja strategian muodostaminen, aikataulun hallinta sekä budjetin hallinta. Projektijohtaja on myös paljon vuorovaikutuksessa asiakkaan kanssa, ja työntekijöiden organisoiminen, arvioiminen ja motivoiminen ovat johtajan vastuulla. Tiimien työnjako onkin usein selkeää ja jaoteltua, ja se perustuu usein kokemuksen määrään. Johtajuus voidaan jakaa joko pääohjelmoija-tyyppisesti, jolloin pääohjeimoija on vastuussa tiimin ohjauksesta, tai egottomaan projektitiimiin, jossa vastuu on jaettu ryhmän jäsenten kesken.</text:span></text:p>
      <text:p text:style-name="P2"><text:tab/><text:span text:style-name="T1">Ketterissä kehitysmalleissa kommunikaatio tiimin sisällä ja asiakkaan kanssa on tärkeässä roolissa. Mahdollinen projektipäällikkö toimii mahdollistajana ja helpottajana, ei kontrolloijana. Lisäksi esimerkiksi XP:ssa projektipäälliköllä on valta myös tarvittaessa keskeyttää projekti. Scrum-mallissa projektin johtajaa vastaa Scrum Master, jonka tehtävänä on poistaa kehitysprojektille ilmenevät mahdolliset esteet, ja tukea tiimiä siten että itse työskentelyyn jäävä aika maksimoidaan. Scrum Master on myös vastuussa scrumin oikeaoppisesta toteuttamisesta. Henkilön lisäksi scrum-mallissa on myös Product Owner, jonka vastuulla on koko projektin onnistuminen. Tiimin sisäisesti voidaan ajatella, että käytössä on jaettu johtajuus. Tiimin tulee olla autonominen ja itseorganisoituva, jossa johtajuus kiertää sen mukaan kuka on minkäkin alueen asiantuntija. Tämä vaatiin tiimiltä pienen koon lisäksi myös oikeanlaisia persoonia. Ryhmän autonomia edellyttää hyvinkin vapaita mahdollisuuksia päättää tiimin sisäisesti projektia ja sen tekoa koskevista kysymyksistä, mutta ongelmaksi saattaa koitua yksilön autonomia. Yksilöllisellä tasolla tehdyt päätökset eivät välttämättä ole linjassa koko ryhmän työskentelyn kannalta, vaan tärkeämpää onkin nimenomaan ryhmän mahdollisuus tehdä koko ryhmää ja sen jäseniä koskevia päätöksiä. Ketterissä menetelmissä tiimin jäsenten roolit eivät ole rajattuja tai vakiintuneita. Itseohjautuvissa ryhmissä on kuitenkin nähtävissä jakautumista koordinoijan, puolestapuhujan ja terminaattorin rooleihin. </text:span></text:p>
      <text:p text:style-name="P2"><text:tab/><text:span text:style-name="T2">Johtajuuden malleista esiin nostetaan myös muutosjohtajuus, jossa johtajan roolissa toimivalla on edellytyksiä sopeuttaa toimiaan kunkin tilanteen ja projektin mukaises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02:24:41.308682467</meta:creation-date>
    <dc:date>2016-05-09T03:07:51.557771409</dc:date>
    <meta:editing-duration>PT9M13S</meta:editing-duration>
    <meta:editing-cycles>1</meta:editing-cycles>
    <meta:document-statistic meta:table-count="0" meta:image-count="0" meta:object-count="0" meta:page-count="1" meta:paragraph-count="5" meta:word-count="302" meta:character-count="2716" meta:non-whitespace-character-count="2416"/>
    <meta:generator>LibreOffice/4.2.8.2$Linux_X86_64 LibreOffice_project/420m0$Build-2</meta:generator>
  </office:meta>
</office:document-meta>
</file>